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Battle_Name</text:p>
          </table:table-cell>
          <table:table-cell office:value-type="string" table:style-name="ce1">
            <text:p>Division_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ttle of Iwo Jima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ttle of Iwo Jima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Carina</dc:creator>
    <meta:creation-date>2009-04-16T11:32:48Z</meta:creation-date>
    <dc:date>2017-06-15T23:51:50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